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EGImageWriter.writeImage( RenderedImage image , OutputStream out , ImageWriterParams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PEGImageWrit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EGImageWriter.writeImage( RenderedImage imag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